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officeooo:rsid="00120e73"/>
    </style:style>
    <style:style style:name="P2" style:family="paragraph" style:parent-style-name="Standard">
      <style:text-properties officeooo:rsid="00120e73" officeooo:paragraph-rsid="00120e73"/>
    </style:style>
    <style:style style:name="P3" style:family="paragraph" style:parent-style-name="Standard">
      <style:text-properties officeooo:rsid="00120e73" officeooo:paragraph-rsid="0013430b"/>
    </style:style>
    <style:style style:name="P4" style:family="paragraph" style:parent-style-name="Standard">
      <style:text-properties officeooo:rsid="0013430b" officeooo:paragraph-rsid="0013430b"/>
    </style:style>
    <style:style style:name="P5" style:family="paragraph" style:parent-style-name="Standard" style:master-page-name="Standard">
      <style:paragraph-properties style:page-number="1"/>
    </style:style>
    <style:style style:name="P6" style:family="paragraph" style:parent-style-name="Standard">
      <style:text-properties fo:font-weight="bold" officeooo:rsid="0013430b" officeooo:paragraph-rsid="0013430b" style:font-weight-asian="bold" style:font-weight-complex="bold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officeooo:rsid="00120e73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3430b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3b12f"/>
    </style:style>
    <style:style style:name="gr1" style:family="graphic">
      <style:graphic-properties draw:stroke="dash" draw:stroke-dash="Double_20_Dash" svg:stroke-color="#000000" draw:marker-start="Puntas_20_de_20_flecha_20_1" svg:stroke-linecap="butt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draw:stroke-dash="Double_20_Dash" svg:stroke-color="#000000" svg:stroke-linecap="butt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dash" draw:stroke-dash="Double_20_Dash" svg:stroke-color="#000000" svg:stroke-linecap="butt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000000" draw:marker-start="Puntas_20_de_20_flecha_20_1" draw:marker-end="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000000" draw:marker-end="Puntas_20_de_20_flecha_20_1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color="#000000" draw:marker-start="Puntas_20_de_20_flecha_20_1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cm" svg:stroke-color="#000000" draw:marker-start="Puntas_20_de_20_flecha_20_1" draw:marker-start-width="0.353cm" draw:marker-end-width="0.35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cm" svg:stroke-color="#000000" draw:marker-start-width="0.353cm" draw:marker-end-width="0.353cm" draw:fill-color="#000000" draw:textarea-horizontal-align="center" draw:textarea-vertical-align="middle" fo:padding-top="0cm" fo:padding-bottom="0cm" fo:padding-left="0cm" fo:padding-right="0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>xº</text:span>Modelo Relacional <text:span text:style-name="T1">Normalizado </text:span>- Geografíia</text:p>
      <text:p text:style-name="P1"/>
      <text:p text:style-name="P2"><draw:line text:anchor-type="paragraph" draw:z-index="19" draw:name="Línea 17" draw:style-name="gr4" draw:text-style-name="P7" svg:x1="1.954cm" svg:y1="0.558cm" svg:x2="1.954cm" svg:y2="0.263cm"><text:p/></draw:line><draw:line text:anchor-type="paragraph" draw:z-index="20" draw:name="Línea 18" draw:style-name="gr8" draw:text-style-name="P7" svg:x1="6.735cm" svg:y1="0.645cm" svg:x2="6.717cm" svg:y2="0.222cm"><text:p/></draw:line><draw:line text:anchor-type="paragraph" draw:z-index="21" draw:name="Línea 19" draw:style-name="gr4" draw:text-style-name="P7" svg:x1="1.866cm" svg:y1="0.263cm" svg:x2="6.734cm" svg:y2="0.288cm"><text:p/></draw:line></text:p>
      <text:p text:style-name="P2">RIOS(<text:span text:style-name="T2">NombreRio</text:span>, <text:span text:style-name="T2">NombreProv</text:span>, <text:span text:style-name="T2">Nombre</text:span><text:span text:style-name="T3">RioPrin</text:span>, <text:span text:style-name="T2">NombreMar</text:span>)</text:p>
      <text:p text:style-name="P2"><draw:line text:anchor-type="paragraph" draw:z-index="8" draw:name="Línea vertical 3" draw:style-name="gr4" draw:text-style-name="P7" svg:x1="1.901cm" svg:y1="0.064cm" svg:x2="1.901cm" svg:y2="0.329cm"><text:p/></draw:line><draw:line text:anchor-type="paragraph" draw:z-index="10" draw:name="Línea 8" draw:style-name="gr4" draw:text-style-name="P7" svg:x1="1.902cm" svg:y1="0.393cm" svg:x2="-0.515cm" svg:y2="0.416cm"><text:p/></draw:line><draw:line text:anchor-type="paragraph" draw:z-index="11" draw:name="Línea 9" draw:style-name="gr4" draw:text-style-name="P7" svg:x1="-0.55cm" svg:y1="5.655cm" svg:x2="-0.515cm" svg:y2="0.459cm"><text:p/></draw:line><draw:line text:anchor-type="paragraph" draw:z-index="18" draw:name="Línea 16" draw:style-name="gr8" draw:text-style-name="P7" svg:x1="4.159cm" svg:y1="0.187cm" svg:x2="4.177cm" svg:y2="1.568cm"><text:p/></draw:line><draw:line text:anchor-type="paragraph" draw:z-index="29" draw:name="Línea 23" draw:style-name="gr5" draw:text-style-name="P7" svg:x1="9.081cm" svg:y1="0.187cm" svg:x2="9.063cm" svg:y2="1.351cm"><text:p/></draw:line><draw:line text:anchor-type="paragraph" draw:z-index="31" draw:name="Línea 25" draw:style-name="gr3" draw:text-style-name="P7" svg:x1="3.265cm" svg:y1="0.048cm" svg:x2="10.232cm" svg:y2="0.103cm"><text:p/></draw:line></text:p>
      <text:p text:style-name="P2">MARES(<text:span text:style-name="T2">NombreMar</text:span>)</text:p>
      <text:p text:style-name="P2"><draw:line text:anchor-type="paragraph" draw:z-index="0" draw:name="Línea vertical 1" draw:style-name="gr10" draw:text-style-name="P7" svg:x1="2.465cm" svg:y1="0.078cm" svg:x2="2.439cm" svg:y2="0.413cm"><text:p/></draw:line><draw:line text:anchor-type="paragraph" draw:z-index="1" draw:name="Línea 1" draw:style-name="gr10" draw:text-style-name="P7" svg:x1="2.466cm" svg:y1="0.355cm" svg:x2="-0.233cm" svg:y2="0.325cm"><text:p/></draw:line><draw:line text:anchor-type="paragraph" draw:z-index="2" draw:name="Línea 2" draw:style-name="gr10" draw:text-style-name="P7" svg:x1="-0.207cm" svg:y1="3.368cm" svg:x2="-0.233cm" svg:y2="0.325cm"><text:p/></draw:line><draw:line text:anchor-type="paragraph" draw:z-index="28" draw:name="Línea 22" draw:style-name="gr4" draw:text-style-name="P7" svg:x1="3.189cm" svg:y1="0.116cm" svg:x2="3.171cm" svg:y2="0.451cm"><text:p/></draw:line><draw:line text:anchor-type="paragraph" draw:z-index="30" draw:name="Línea 24" draw:style-name="gr4" draw:text-style-name="P7" svg:x1="3.171cm" svg:y1="0.393cm" svg:x2="9.08cm" svg:y2="0.393cm"><text:p/></draw:line><text:s text:c="502"/></text:p>
      <text:p text:style-name="P2"><draw:line text:anchor-type="paragraph" draw:z-index="5" draw:name="Línea vertical 2" draw:style-name="gr4" draw:text-style-name="P7" svg:x1="3.912cm" svg:y1="0.452cm" svg:x2="3.912cm" svg:y2="0.84cm"><text:p/></draw:line>PROVINCIAS(<text:span text:style-name="T2">NombreProv</text:span>, NombreCiudadCapital)</text:p>
      <text:p text:style-name="P2"><draw:line text:anchor-type="paragraph" draw:z-index="6" draw:name="Línea 5" draw:style-name="gr8" draw:text-style-name="P7" svg:x1="5.677cm" svg:y1="0.628cm" svg:x2="5.659cm" svg:y2="0.31cm"><text:p/></draw:line><draw:line text:anchor-type="paragraph" draw:z-index="7" draw:name="Línea 6" draw:style-name="gr4" draw:text-style-name="P7" svg:x1="3.912cm" svg:y1="0.394cm" svg:x2="5.658cm" svg:y2="0.376cm"><text:p/></draw:line><draw:line text:anchor-type="paragraph" draw:z-index="24" draw:name="Línea vertical 5" draw:style-name="gr4" draw:text-style-name="P7" svg:x1="4.406cm" svg:y1="-0.058cm" svg:x2="4.406cm" svg:y2="0.207cm"><text:p/></draw:line><draw:line text:anchor-type="paragraph" draw:z-index="25" draw:name="Línea horizontal 1" draw:style-name="gr7" draw:text-style-name="P8" svg:x1="4.406cm" svg:y1="0.173cm" svg:x2="12.328cm" svg:y2="0.207cm"><text:p/></draw:line><draw:line text:anchor-type="paragraph" draw:z-index="32" draw:name="Línea horizontal 2" draw:style-name="gr3" draw:text-style-name="P7" svg:x1="4.964cm" svg:y1="0.007cm" svg:x2="8.479cm" svg:y2="0.007cm"><text:p/></draw:line><draw:line text:anchor-type="paragraph" draw:z-index="26" draw:name="Línea 21" draw:style-name="gr4" draw:text-style-name="P7" svg:x1="12.291cm" svg:y1="4.339cm" svg:x2="12.328cm" svg:y2="0.206cm"><text:p/></draw:line></text:p>
      <text:p text:style-name="P2"><draw:line text:anchor-type="paragraph" draw:z-index="27" draw:name="Línea vertical 6" draw:style-name="gr6" draw:text-style-name="P7" svg:x1="5.394cm" svg:y1="0.439cm" svg:x2="5.412cm" svg:y2="1.086cm"><text:p/></draw:line>CIUDAD(<text:span text:style-name="T2">NombreCiudad</text:span>, <text:span text:style-name="T2">NombreProv</text:span>, Habitantes)</text:p>
      <text:p text:style-name="P2"><draw:line text:anchor-type="paragraph" draw:z-index="13" draw:name="Línea 11" draw:style-name="gr4" draw:text-style-name="P7" svg:x1="3.507cm" svg:y1="0.028cm" svg:x2="3.525cm" svg:y2="0.24cm"><text:p/></draw:line><draw:line text:anchor-type="paragraph" draw:z-index="14" draw:name="Línea 12" draw:style-name="gr4" draw:text-style-name="P7" svg:x1="11.409cm" svg:y1="0.31cm" svg:x2="3.507cm" svg:y2="0.305cm"><text:p/></draw:line><draw:line text:anchor-type="paragraph" draw:z-index="16" draw:name="Línea 14" draw:style-name="gr4" draw:text-style-name="P7" svg:x1="11.409cm" svg:y1="0.376cm" svg:x2="11.356cm" svg:y2="2.704cm"><text:p/></draw:line><draw:line text:anchor-type="paragraph" draw:z-index="33" draw:name="Línea 26" draw:style-name="gr3" draw:text-style-name="P7" svg:x1="4.479cm" svg:y1="0.009cm" svg:x2="6.552cm" svg:y2="0.076cm"><text:p/></draw:line></text:p>
      <text:p text:style-name="P2">COSTAS(<text:span text:style-name="T2">NombreMar</text:span>, <text:span text:style-name="T2">NombreProv</text:span>, KmCosta)</text:p>
      <text:p text:style-name="P2"><draw:line text:anchor-type="paragraph" draw:z-index="3" draw:name="Línea 3" draw:style-name="gr10" draw:text-style-name="P7" svg:x1="2.81cm" svg:y1="0.298cm" svg:x2="-0.259cm" svg:y2="0.298cm"><text:p/></draw:line><draw:line text:anchor-type="paragraph" draw:z-index="4" draw:name="Línea 4" draw:style-name="gr9" draw:text-style-name="P7" svg:x1="2.81cm" svg:y1="-0.064cm" svg:x2="2.828cm" svg:y2="0.351cm"><text:p/></draw:line><draw:line text:anchor-type="paragraph" draw:z-index="34" draw:name="Línea 27" draw:style-name="gr3" draw:text-style-name="P7" svg:x1="1.833cm" svg:y1="0.034cm" svg:x2="6.11cm" svg:y2="0.078cm"><text:p/></draw:line></text:p>
      <text:p text:style-name="P2"><draw:line text:anchor-type="paragraph" draw:z-index="9" draw:name="Línea 7" draw:style-name="gr8" draw:text-style-name="P7" svg:x1="4.036cm" svg:y1="0.61cm" svg:x2="4.054cm" svg:y2="1.174cm"><text:p/></draw:line><draw:line text:anchor-type="paragraph" draw:z-index="12" draw:name="Línea 10" draw:style-name="gr4" draw:text-style-name="P7" svg:x1="4.036cm" svg:y1="1.175cm" svg:x2="-0.55cm" svg:y2="1.117cm"><text:p/></draw:line><draw:line text:anchor-type="paragraph" draw:z-index="15" draw:name="Línea 13" draw:style-name="gr4" draw:text-style-name="P7" svg:x1="9.222cm" svg:y1="1.104cm" svg:x2="11.356cm" svg:y2="1.122cm"><text:p/></draw:line><draw:line text:anchor-type="paragraph" draw:z-index="17" draw:name="Línea 15" draw:style-name="gr8" draw:text-style-name="P7" svg:x1="9.222cm" svg:y1="0.681cm" svg:x2="9.24cm" svg:y2="1.17cm"><text:p/></draw:line><draw:line text:anchor-type="paragraph" draw:z-index="22" draw:name="Línea vertical 4" draw:style-name="gr8" draw:text-style-name="P7" svg:x1="6.346cm" svg:y1="0.699cm" svg:x2="6.346cm" svg:y2="1.652cm"><text:p/></draw:line><draw:line text:anchor-type="paragraph" draw:z-index="23" draw:name="Línea 20" draw:style-name="gr4" draw:text-style-name="P7" svg:x1="12.29cm" svg:y1="1.757cm" svg:x2="6.346cm" svg:y2="1.716cm"><text:p/></draw:line><draw:line text:anchor-type="paragraph" draw:z-index="35" draw:name="Línea 28" draw:style-name="gr3" draw:text-style-name="P7" svg:x1="3.32cm" svg:y1="0.591cm" svg:x2="10.409cm" svg:y2="0.603cm"><text:p/></draw:line>TRANSCURSOS(<text:span text:style-name="T2">NombreRio</text:span>, <text:span text:style-name="T2">NombreProv</text:span><text:span text:style-name="T4">, </text:span><text:span text:style-name="T2">NombreCiudad</text:span>)</text:p>
      <text:p text:style-name="P2"/>
      <text:p text:style-name="P2"/>
      <text:p text:style-name="P2"/>
      <text:p text:style-name="P2">1FN: <text:s/>La BDD no está en primera forma normal ya que la tabla RIOS tiene discrepancias, para un rio que nace en una provincia y desemboca en un mar, puede haber varios afluyentes.</text:p>
      <text:p text:style-name="P2"/>
      <text:p text:style-name="P2"><text:tab/>Solución: <text:s text:c="2"/><text:tab/>RIOS(<text:span text:style-name="T2">NombreRio</text:span>, <text:span text:style-name="T2">NombreProv</text:span>, <text:span text:style-name="T2">NombreMar</text:span>)</text:p>
      <text:p text:style-name="P2"><draw:line text:anchor-type="paragraph" draw:z-index="36" draw:name="Línea horizontal 3" draw:style-name="gr3" draw:text-style-name="P7" svg:x1="7.246cm" svg:y1="0.037cm" svg:x2="11.603cm" svg:y2="0.037cm"><text:p/></draw:line></text:p>
      <text:p text:style-name="P2"><draw:line text:anchor-type="paragraph" draw:z-index="37" draw:name="Línea horizontal 4" draw:style-name="gr3" draw:text-style-name="P7" svg:x1="6.558cm" svg:y1="0.619cm" svg:x2="10.985cm" svg:y2="0.619cm"><text:p/></draw:line><text:tab/><text:tab/><text:tab/>AFLUYENTES(<text:span text:style-name="T2">NombreAfluy</text:span>, <text:span text:style-name="T2">NombreRio</text:span>)</text:p>
      <text:p text:style-name="P2"/>
      <text:p text:style-name="P2">2FN: <text:s/>La BDD está en segunda forma normla dado a que cumple el requisito de estar en primera forma normal y además no hay ningún atributo que no depende de su PK.</text:p>
      <text:p text:style-name="P2"/>
      <text:p text:style-name="P2">3FN: La BDD está en 3FN porque no tiene ningun atributo con dependencia transitiva.</text:p>
      <text:p text:style-name="P2"/>
      <text:p text:style-name="P2"/>
      <text:p text:style-name="P2"><draw:line text:anchor-type="paragraph" draw:z-index="79" draw:name="Línea 60" draw:style-name="gr2" draw:text-style-name="P7" svg:x1="11.104cm" svg:y1="0.21cm" svg:x2="11.153cm" svg:y2="3.436cm"><text:p/></draw:line><draw:line text:anchor-type="paragraph" draw:z-index="80" draw:name="Línea 61" draw:style-name="gr2" draw:text-style-name="P7" svg:x1="4.754cm" svg:y1="0.21cm" svg:x2="11.104cm" svg:y2="0.187cm"><text:p/></draw:line><draw:line text:anchor-type="paragraph" draw:z-index="81" draw:name="Línea 62" draw:style-name="gr1" draw:text-style-name="P7" svg:x1="4.754cm" svg:y1="0.573cm" svg:x2="4.754cm" svg:y2="0.21cm"><text:p/></draw:line></text:p>
      <text:p text:style-name="P3"><draw:line text:anchor-type="paragraph" draw:z-index="74" draw:name="Línea 57" draw:style-name="gr3" draw:text-style-name="P7" svg:x1="1.827cm" svg:y1="0.425cm" svg:x2="1.836cm" svg:y2="0.795cm"><text:p/></draw:line>RIOS(<text:span text:style-name="T2">NombreRio</text:span>, <text:span text:style-name="T2">NombreProv</text:span>, <text:span text:style-name="T2">Nombre</text:span><text:span text:style-name="T3">RioPrin</text:span>, <text:span text:style-name="T2">NombreMar</text:span>)</text:p>
      <text:p text:style-name="P2"><draw:line text:anchor-type="paragraph" draw:z-index="68" draw:name="Línea 53" draw:style-name="gr3" draw:text-style-name="P7" svg:x1="3.283cm" svg:y1="0.118cm" svg:x2="10.25cm" svg:y2="0.173cm"><text:p/></draw:line><draw:line text:anchor-type="paragraph" draw:z-index="57" draw:name="Línea 46" draw:style-name="gr8" draw:text-style-name="P7" svg:x1="6.17cm" svg:y1="0.698cm" svg:x2="6.152cm" svg:y2="0.275cm"><text:p/></draw:line><draw:line text:anchor-type="paragraph" draw:z-index="58" draw:name="Línea 47" draw:style-name="gr4" draw:text-style-name="P7" svg:x1="2.563cm" svg:y1="0.275cm" svg:x2="6.17cm" svg:y2="0.3cm"><text:p/></draw:line><draw:line text:anchor-type="paragraph" draw:z-index="56" draw:name="Línea 45" draw:style-name="gr4" draw:text-style-name="P7" svg:x1="2.568cm" svg:y1="0.3cm" svg:x2="2.563cm" svg:y2="-0.026cm"><text:p/></draw:line><draw:line text:anchor-type="paragraph" draw:z-index="75" draw:name="Línea 58" draw:style-name="gr2" draw:text-style-name="P7" svg:x1="3.979cm" svg:y1="0.345cm" svg:x2="1.801cm" svg:y2="0.34cm"><text:p/></draw:line><draw:line text:anchor-type="paragraph" draw:z-index="76" draw:name="Línea 59" draw:style-name="gr1" draw:text-style-name="P7" svg:x1="3.979cm" svg:y1="0.669cm" svg:x2="3.979cm" svg:y2="0.346cm"><text:p/></draw:line><draw:line text:anchor-type="paragraph" draw:z-index="46" draw:name="Línea vertical 9" draw:style-name="gr4" draw:text-style-name="P7" svg:x1="1.473cm" svg:y1="0.048cm" svg:x2="1.473cm" svg:y2="0.313cm"><text:p/></draw:line><draw:line text:anchor-type="paragraph" draw:z-index="48" draw:name="Línea 36" draw:style-name="gr4" draw:text-style-name="P7" svg:x1="1.473cm" svg:y1="0.289cm" svg:x2="-0.564cm" svg:y2="0.289cm"><text:p/></draw:line><draw:line text:anchor-type="paragraph" draw:z-index="49" draw:name="Línea 37" draw:style-name="gr4" draw:text-style-name="P7" svg:x1="-0.55cm" svg:y1="7.189cm" svg:x2="-0.564cm" svg:y2="0.289cm"><text:p/></draw:line><draw:line text:anchor-type="paragraph" draw:z-index="66" draw:name="Línea 51" draw:style-name="gr5" draw:text-style-name="P7" svg:x1="9.075cm" svg:y1="0.256cm" svg:x2="9.063cm" svg:y2="2.172cm"><text:p/></draw:line></text:p>
      <text:p text:style-name="P2">AFLUYENTES(<text:span text:style-name="T2">NombreAfluy</text:span>, <text:span text:style-name="T2">NombreRi</text:span><text:span text:style-name="T3">o</text:span>)</text:p>
      <text:p text:style-name="P2"><draw:line text:anchor-type="paragraph" draw:z-index="73" draw:name="Línea horizontal 7" draw:style-name="gr3" draw:text-style-name="P7" svg:x1="2.731cm" svg:y1="0.019cm" svg:x2="7.158cm" svg:y2="0.019cm"><text:p/></draw:line></text:p>
      <text:p text:style-name="P2">MARES(<text:span text:style-name="T2">NombreMar</text:span>)</text:p>
      <text:p text:style-name="P2"><draw:line text:anchor-type="paragraph" draw:z-index="38" draw:name="Línea vertical 7" draw:style-name="gr10" draw:text-style-name="P7" svg:x1="2.465cm" svg:y1="0.078cm" svg:x2="2.439cm" svg:y2="0.413cm"><text:p/></draw:line><draw:line text:anchor-type="paragraph" draw:z-index="39" draw:name="Línea 29" draw:style-name="gr10" draw:text-style-name="P7" svg:x1="2.466cm" svg:y1="0.355cm" svg:x2="-0.233cm" svg:y2="0.325cm"><text:p/></draw:line><draw:line text:anchor-type="paragraph" draw:z-index="40" draw:name="Línea 30" draw:style-name="gr10" draw:text-style-name="P7" svg:x1="-0.207cm" svg:y1="3.368cm" svg:x2="-0.233cm" svg:y2="0.325cm"><text:p/></draw:line><draw:line text:anchor-type="paragraph" draw:z-index="65" draw:name="Línea 50" draw:style-name="gr4" draw:text-style-name="P7" svg:x1="3.191cm" svg:y1="-0.039cm" svg:x2="3.189cm" svg:y2="0.213cm"><text:p/></draw:line><draw:line text:anchor-type="paragraph" draw:z-index="67" draw:name="Línea 52" draw:style-name="gr4" draw:text-style-name="P7" svg:x1="3.191cm" svg:y1="0.213cm" svg:x2="9.063cm" svg:y2="0.125cm"><text:p/></draw:line><draw:line text:anchor-type="paragraph" draw:z-index="77" draw:name="Línea vertical 13" draw:style-name="gr3" draw:text-style-name="P7" svg:x1="4.136cm" svg:y1="0.531cm" svg:x2="4.136cm" svg:y2="0.279cm"><text:p/></draw:line><draw:line text:anchor-type="paragraph" draw:z-index="78" draw:name="Línea 44" draw:style-name="gr2" draw:text-style-name="P7" svg:x1="11.153cm" svg:y1="0.302cm" svg:x2="4.136cm" svg:y2="0.344cm"><text:p/></draw:line><text:s text:c="502"/></text:p>
      <text:p text:style-name="P2"><draw:line text:anchor-type="paragraph" draw:z-index="43" draw:name="Línea vertical 8" draw:style-name="gr4" draw:text-style-name="P7" svg:x1="3.912cm" svg:y1="0.452cm" svg:x2="3.912cm" svg:y2="0.84cm"><text:p/></draw:line>PROVINCIAS(<text:span text:style-name="T2">NombreProv</text:span>, NombreCiudadCapital)</text:p>
      <text:p text:style-name="P2"><draw:line text:anchor-type="paragraph" draw:z-index="44" draw:name="Línea 33" draw:style-name="gr8" draw:text-style-name="P7" svg:x1="5.677cm" svg:y1="0.628cm" svg:x2="5.659cm" svg:y2="0.31cm"><text:p/></draw:line><draw:line text:anchor-type="paragraph" draw:z-index="45" draw:name="Línea 34" draw:style-name="gr4" draw:text-style-name="P7" svg:x1="3.912cm" svg:y1="0.394cm" svg:x2="5.658cm" svg:y2="0.376cm"><text:p/></draw:line><draw:line text:anchor-type="paragraph" draw:z-index="61" draw:name="Línea vertical 11" draw:style-name="gr4" draw:text-style-name="P7" svg:x1="4.406cm" svg:y1="-0.058cm" svg:x2="4.406cm" svg:y2="0.207cm"><text:p/></draw:line><draw:line text:anchor-type="paragraph" draw:z-index="62" draw:name="Línea horizontal 5" draw:style-name="gr7" draw:text-style-name="P8" svg:x1="4.406cm" svg:y1="0.173cm" svg:x2="12.328cm" svg:y2="0.207cm"><text:p/></draw:line><draw:line text:anchor-type="paragraph" draw:z-index="63" draw:name="Línea 49" draw:style-name="gr4" draw:text-style-name="P7" svg:x1="12.291cm" svg:y1="4.339cm" svg:x2="12.328cm" svg:y2="0.206cm"><text:p/></draw:line><draw:line text:anchor-type="paragraph" draw:z-index="69" draw:name="Línea horizontal 6" draw:style-name="gr3" draw:text-style-name="P7" svg:x1="4.964cm" svg:y1="0.007cm" svg:x2="8.479cm" svg:y2="0.007cm"><text:p/></draw:line></text:p>
      <text:p text:style-name="P2"><draw:line text:anchor-type="paragraph" draw:z-index="64" draw:name="Línea vertical 12" draw:style-name="gr6" draw:text-style-name="P7" svg:x1="5.394cm" svg:y1="0.439cm" svg:x2="5.412cm" svg:y2="1.086cm"><text:p/></draw:line>CIUDAD(<text:span text:style-name="T2">NombreCiudad</text:span>, <text:span text:style-name="T2">NombreProv</text:span>, Habitantes)</text:p>
      <text:p text:style-name="P2"><draw:line text:anchor-type="paragraph" draw:z-index="51" draw:name="Línea 39" draw:style-name="gr4" draw:text-style-name="P7" svg:x1="3.507cm" svg:y1="0.028cm" svg:x2="3.525cm" svg:y2="0.24cm"><text:p/></draw:line><draw:line text:anchor-type="paragraph" draw:z-index="52" draw:name="Línea 40" draw:style-name="gr4" draw:text-style-name="P7" svg:x1="11.409cm" svg:y1="0.31cm" svg:x2="3.507cm" svg:y2="0.305cm"><text:p/></draw:line><draw:line text:anchor-type="paragraph" draw:z-index="54" draw:name="Línea 42" draw:style-name="gr4" draw:text-style-name="P7" svg:x1="11.409cm" svg:y1="0.376cm" svg:x2="11.356cm" svg:y2="2.704cm"><text:p/></draw:line><draw:line text:anchor-type="paragraph" draw:z-index="70" draw:name="Línea 54" draw:style-name="gr3" draw:text-style-name="P7" svg:x1="4.479cm" svg:y1="0.009cm" svg:x2="6.552cm" svg:y2="0.076cm"><text:p/></draw:line></text:p>
      <text:p text:style-name="P2">COSTAS(<text:span text:style-name="T2">NombreMar</text:span>, <text:span text:style-name="T2">NombreProv</text:span>, KmCosta)</text:p>
      <text:p text:style-name="P2"><draw:line text:anchor-type="paragraph" draw:z-index="41" draw:name="Línea 31" draw:style-name="gr10" draw:text-style-name="P7" svg:x1="2.81cm" svg:y1="0.298cm" svg:x2="-0.259cm" svg:y2="0.298cm"><text:p/></draw:line><draw:line text:anchor-type="paragraph" draw:z-index="42" draw:name="Línea 32" draw:style-name="gr9" draw:text-style-name="P7" svg:x1="2.81cm" svg:y1="-0.064cm" svg:x2="2.828cm" svg:y2="0.351cm"><text:p/></draw:line><draw:line text:anchor-type="paragraph" draw:z-index="71" draw:name="Línea 55" draw:style-name="gr3" draw:text-style-name="P7" svg:x1="1.833cm" svg:y1="0.034cm" svg:x2="6.11cm" svg:y2="0.078cm"><text:p/></draw:line></text:p>
      <text:p text:style-name="P2"><draw:line text:anchor-type="paragraph" draw:z-index="47" draw:name="Línea 35" draw:style-name="gr8" draw:text-style-name="P7" svg:x1="4.036cm" svg:y1="0.61cm" svg:x2="4.054cm" svg:y2="1.174cm"><text:p/></draw:line><draw:line text:anchor-type="paragraph" draw:z-index="50" draw:name="Línea 38" draw:style-name="gr4" draw:text-style-name="P7" svg:x1="4.036cm" svg:y1="1.175cm" svg:x2="-0.55cm" svg:y2="1.117cm"><text:p/></draw:line><draw:line text:anchor-type="paragraph" draw:z-index="53" draw:name="Línea 41" draw:style-name="gr4" draw:text-style-name="P7" svg:x1="9.222cm" svg:y1="1.104cm" svg:x2="11.356cm" svg:y2="1.122cm"><text:p/></draw:line><draw:line text:anchor-type="paragraph" draw:z-index="55" draw:name="Línea 43" draw:style-name="gr8" draw:text-style-name="P7" svg:x1="9.222cm" svg:y1="0.681cm" svg:x2="9.24cm" svg:y2="1.17cm"><text:p/></draw:line><draw:line text:anchor-type="paragraph" draw:z-index="59" draw:name="Línea vertical 10" draw:style-name="gr8" draw:text-style-name="P7" svg:x1="6.346cm" svg:y1="0.699cm" svg:x2="6.346cm" svg:y2="1.652cm"><text:p/></draw:line><draw:line text:anchor-type="paragraph" draw:z-index="60" draw:name="Línea 48" draw:style-name="gr4" draw:text-style-name="P7" svg:x1="12.29cm" svg:y1="1.757cm" svg:x2="6.346cm" svg:y2="1.716cm"><text:p/></draw:line><draw:line text:anchor-type="paragraph" draw:z-index="72" draw:name="Línea 56" draw:style-name="gr3" draw:text-style-name="P7" svg:x1="3.32cm" svg:y1="0.591cm" svg:x2="10.409cm" svg:y2="0.603cm"><text:p/></draw:line>TRANSCURSOS(<text:span text:style-name="T2">NombreRio</text:span>, <text:span text:style-name="T2">NombreProv</text:span><text:span text:style-name="T4">, </text:span><text:span text:style-name="T2">NombreCiudad</text:span>)</text:p>
      <text:p text:style-name="P2"/>
      <text:p text:style-name="P2"/>
      <text:p text:style-name="P2"/>
      <text:p text:style-name="P4"><text:soft-page-break/><text:span text:style-name="T5">1FN<text:tab/></text:span>Todas kas tablas estan en fn porque no hay <text:s/>ningun atributo multivaluado </text:p>
      <text:p text:style-name="P6"/>
      <text:p text:style-name="P4"><text:span text:style-name="T5">2FN <text:tab/></text:span>Todas las tablas de las base de datos estan en FN2 porque estan en FN1 y ademas, o sus claves son simples o no si son compuestas no tienen atributos distintos de la clave</text:p>
      <text:p text:style-name="P6"/>
      <text:p text:style-name="P4"><text:span text:style-name="T5">3FN<text:tab/></text:span>Todas las tavlas estan en FN3 porque esta en FN2 y ademas no existe ninun<text:tab/>atributo no clave que tenga dependencia transitia de la clave. <text:s/></text:p>
      <text:p text:style-name="P4"><text:tab/><text:tab/><text:tab/>X → Y <text:s text:c="17"/>Y → Z <text:s text:c="2"/><text:tab/><text:tab/>Y -/→ X</text:p>
      <text:p text:style-name="P2"/>
      <text:p text:style-name="P4">PROVICNCIAS(<text:span text:style-name="T2">NombreProv</text:span> , Capital)</text:p>
      <text:p text:style-name="P4"/>
      <text:p text:style-name="P4">CIUDADES(<text:span text:style-name="T2">NombreCiud</text:span>, <text:span text:style-name="T2">NombreProv</text:span>, Habitantes)</text:p>
      <text:p text:style-name="P4"/>
      <text:p text:style-name="P4">MARES(<text:span text:style-name="T2">NombreMar</text:span>)</text:p>
      <text:p text:style-name="P4"/>
      <text:p text:style-name="P4">RIOS(<text:span text:style-name="T2">NombreRio</text:span>, NombreRioPrinc, NombreProv, NombreMar)</text:p>
      <text:p text:style-name="P4"/>
      <text:p text:style-name="P4">COSTAS(<text:span text:style-name="T2">NmbreMar</text:span>, <text:span text:style-name="T2">NombreProv</text:span>, Kms)</text:p>
      <text:p text:style-name="P4"/>
      <text:p text:style-name="P4">TRANCURSOS(<text:span text:style-name="T2">NombreProv</text:span>, <text:span text:style-name="T2">NombreCiud</text:span>, <text:span text:style-name="T2">NombreRio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draw:marker draw:name="Puntas_20_de_20_flecha_20_1" draw:display-name="Puntas de flecha 1" svg:viewBox="0 0 20 13" svg:d="M0 13l10-13 10 1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0.3$Windows_X86_64 LibreOffice_project/69edd8b8ebc41d00b4de3915dc82f8f0fc3b6265</meta:generator>
    <dc:date>2023-11-17T10:13:14.315000000</dc:date>
    <meta:editing-duration>PT3H52M52S</meta:editing-duration>
    <meta:editing-cycles>3</meta:editing-cycles>
    <meta:document-statistic meta:table-count="0" meta:image-count="0" meta:object-count="0" meta:page-count="3" meta:paragraph-count="31" meta:word-count="224" meta:character-count="2740" meta:non-whitespace-character-count="1503"/>
  </office:meta>
</office:document-meta>
</file>